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BroadcastDistributed</text:p>
      <text:p text:style-name="P1">BroadcastDistributed // Collective operation</text:p>
      <text:h text:style-name="Heading_20_1" text:outline-level="1">Description</text:h>
      <text:p text:style-name="First_20_paragraph">Broadcast values from a primary root process or device to other processes or devices within the op communicator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<text:span text:style-name="Source_Text">element::f32</text:span> <text:span text:style-name="Source_Text">element::f64</text:span>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 (in plac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arg</text:span></text:p>
          </table:table-cell>
          <table:table-cell table:style-name="Table2.A1" office:value-type="string">
            <text:p text:style-name="Table_20_Contents"><text:span text:style-name="Source_Text">element::f32</text:span> <text:span text:style-name="Source_Text">element::f64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C++ Interface</text:h>
      <text:p text:style-name="First_20_paragraph">ngraph::op::v0::BroadcastDistribu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roadcastDistributed</dc:title>
  </office:meta>
</office:document-meta>
</file>